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Bitstream Vera Sans Mono" svg:font-family="'Bitstream Vera Sans Mono'" style:font-adornments="Oblique"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4" style:family="table">
      <style:table-properties style:width="16.999cm" table:align="margins"/>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5" style:family="table">
      <style:table-properties style:width="16.999cm" table:align="margins"/>
    </style:style>
    <style:style style:name="Tableau5.A" style:family="table-column">
      <style:table-column-properties style:column-width="8.498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1" style:family="text">
      <style:text-properties style:font-name="Bitstream Vera Sans Mono" fo:font-size="14pt" fo:font-style="obliqu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xt:date style:data-style-name="N37" text:date-value="2010-09-24T10:21:48" text:fixed="true">24/09/10</text:date> Montpellier La <text:span text:style-name="T1">joie</text:span> de vivre</text:p>
      <text:p text:style-name="Standard">C'est cette joie qui va lui permettre de s'évader des secteurs où la société de consommation semble parfois se pétrifier et par voie de conséquence le pétrifier. Pour cela il faut qu'il sente qu'il peut bien faire ce qu'il désire faire. Et il pense intuitivement que l'outil informatique va lui faciliter cette tâche. Dans un monde de communication audiovisuelle sursaturée, il veut tout connaître et vivre ! </text:p>
      <text:p text:style-name="Standard">Il convient, avant d'entrer dans le vif de notre sujet, de rappeler que la science moderne, à la suite de nos ancien, les grecs, fait une claire distinction entre la "réel" et le "réel", disons mieux les "réels". La réalité c'est la totalité ultime, y compris l'essence même de toutes choses, que nous ne pourrons jamais connaître en entier. Mais nous pouvons nous en approcher en étudiant le "réel", c'est-à-dire ce que nous sommes capables de percevoir directement ou par le truchement de nos instruments d'observation ou de mesure</text:p>
      <table:table table:name="Tableau1" table:style-name="Tableau1">
        <table:table-column table:style-name="Tableau1.A"/>
        <table:table-column table:style-name="Tableau1.B"/>
        <table:table-row>
          <table:table-cell table:style-name="Tableau1.A1" office:value-type="string">
            <text:p text:style-name="Table_20_Contents">Ce réel des physiciens, appelons le, réel trivial, le réel de tous les jours.</text:p>
          </table:table-cell>
          <table:table-cell table:style-name="Tableau1.B1" office:value-type="string">
            <text:p text:style-name="Table_20_Contents">Mais il y a un autre réel que la science étudie , un réel abstrait, immatériel, mathématique, non local et parfois hors du temps, je nommerai réel imaginaire.</text:p>
          </table:table-cell>
        </table:table-row>
      </table:table>
      <text:p text:style-name="Standard"/>
      <text:p text:style-name="Standard">Ces deux réels, réel trivial et réel imaginaire sont étroitement liés. L'un ne peut exister sans l'autre.Le <text:date style:data-style-name="N37" text:date-value="2010-09-24T10:21:48" text:fixed="true">24/09/10</text:date> Montpellier La joie de vivre</text:p>
      <text:p text:style-name="Standard">C'est cette joie qui va lui permettre de s'évader des secteurs où la société de consommation semble parfois se pétrifier et par voie de conséquence le pétrifier. Pour cela il faut qu'il sente qu'il peut bien faire ce qu'il désire faire. Et il pense intuitivement que l'outil informatique va lui faciliter cette tâche. Dans un monde de communication audiovisuelle sursaturée, il veut tout connaître et vivre ! </text:p>
      <text:p text:style-name="Standard">Il convient, avant d'entrer dans le vif de notre sujet, de rappeler que la science moderne, à la suite de nos ancien, les grecs, fait une claire distinction entre la "réel" et le "réel", disons mieux les "réels". La réalité c'est la totalité ultime, y compris l'essence même de toutes choses, que nous ne pourrons jamais connaître en entier. Mais nous pouvons nous en approcher en étudiant le "réel", c'est-à-dire ce que nous sommes capables de percevoir directement ou par le truchement de nos instruments d'observation ou de mesure</text:p>
      <table:table table:name="Tableau2" table:style-name="Tableau2">
        <table:table-column table:style-name="Tableau2.A"/>
        <table:table-column table:style-name="Tableau2.B"/>
        <table:table-row>
          <table:table-cell table:style-name="Tableau2.A1" office:value-type="string">
            <text:p text:style-name="Table_20_Contents">Ce réel des physiciens, appelons le, réel trivial, le réel de tous les jours.</text:p>
          </table:table-cell>
          <table:table-cell table:style-name="Tableau2.B1" office:value-type="string">
            <text:p text:style-name="Table_20_Contents">Mais il y a un autre réel que la science étudie , un réel abstrait, immatériel, mathématique, non local et parfois hors du temps, je nommerai réel imaginaire.</text:p>
          </table:table-cell>
        </table:table-row>
      </table:table>
      <text:p text:style-name="Standard"/>
      <text:p text:style-name="Standard">Ces deux réels, réel trivial et réel imaginaire sont étroitement liés. L'un ne peut exister sans l'autre.Le <text:date style:data-style-name="N37" text:date-value="2010-09-24T10:21:48" text:fixed="true">24/09/10</text:date> Montpellier La joie de vivre</text:p>
      <text:p text:style-name="Standard">C'est cette joie qui va lui permettre de s'évader des secteurs où la société de consommation semble parfois se pétrifier et par voie de conséquence le pétrifier. Pour cela il faut qu'il sente qu'il peut bien faire ce qu'il désire faire. Et il pense intuitivement que l'outil informatique va lui faciliter cette tâche. Dans un monde de communication audiovisuelle sursaturée, il veut tout connaître et vivre ! </text:p>
      <text:p text:style-name="Standard">Il convient, avant d'entrer dans le vif de notre sujet, de rappeler que la science moderne, à la suite de nos ancien, les grecs, fait une claire distinction entre la "réel" et le "réel", disons mieux les "réels". La réalité c'est la totalité ultime, y compris l'essence même de toutes choses, que nous ne pourrons jamais connaître en entier. Mais nous pouvons nous en approcher en étudiant le "réel", c'est-à-dire ce que nous sommes capables de percevoir directement ou par le truchement de nos instruments d'observation ou de mesure</text:p>
      <table:table table:name="Tableau3" table:style-name="Tableau3">
        <table:table-column table:style-name="Tableau3.A"/>
        <table:table-column table:style-name="Tableau3.B"/>
        <table:table-row>
          <table:table-cell table:style-name="Tableau3.A1" office:value-type="string">
            <text:p text:style-name="Table_20_Contents">Ce réel des physiciens, appelons le, réel trivial, le réel de tous les jours.</text:p>
          </table:table-cell>
          <table:table-cell table:style-name="Tableau3.B1" office:value-type="string">
            <text:p text:style-name="Table_20_Contents">Mais il y a un autre réel que la science étudie , un réel abstrait, immatériel, mathématique, non <text:soft-page-break/>local et parfois hors du temps, je nommerai réel imaginaire.</text:p>
          </table:table-cell>
        </table:table-row>
      </table:table>
      <text:p text:style-name="Standard"/>
      <text:p text:style-name="Standard">Ces deux réels, réel trivial et réel imaginaire sont étroitement liés. L'un ne peut exister sans l'autre.Le <text:date style:data-style-name="N37" text:date-value="2010-09-24T10:21:48" text:fixed="true">24/09/10</text:date> Montpellier La joie de vivre</text:p>
      <text:p text:style-name="Standard">C'est cette joie qui va lui permettre de s'évader des secteurs où la société de consommation semble parfois se pétrifier et par voie de conséquence le pétrifier. Pour cela il faut qu'il sente qu'il peut bien faire ce qu'il désire faire. Et il pense intuitivement que l'outil informatique va lui faciliter cette tâche. Dans un monde de communication audiovisuelle sursaturée, il veut tout connaître et vivre ! </text:p>
      <text:p text:style-name="Standard">Il convient, avant d'entrer dans le vif de notre sujet, de rappeler que la science moderne, à la suite de nos ancien, les grecs, fait une claire distinction entre la "réel" et le "réel", disons mieux les "réels". La réalité c'est la totalité ultime, y compris l'essence même de toutes choses, que nous ne pourrons jamais connaître en entier. Mais nous pouvons nous en approcher en étudiant le "réel", c'est-à-dire ce que nous sommes capables de percevoir directement ou par le truchement de nos instruments d'observation ou de mesure</text:p>
      <table:table table:name="Tableau4" table:style-name="Tableau4">
        <table:table-column table:style-name="Tableau4.A"/>
        <table:table-column table:style-name="Tableau4.B"/>
        <table:table-row>
          <table:table-cell table:style-name="Tableau4.A1" office:value-type="string">
            <text:p text:style-name="Table_20_Contents">Ce réel des physiciens, appelons le, réel trivial, le réel de tous les jours.</text:p>
          </table:table-cell>
          <table:table-cell table:style-name="Tableau4.B1" office:value-type="string">
            <text:p text:style-name="Table_20_Contents">Mais il y a un autre réel que la science étudie , un réel abstrait, immatériel, mathématique, non local et parfois hors du temps, je nommerai réel imaginaire.</text:p>
          </table:table-cell>
        </table:table-row>
      </table:table>
      <text:p text:style-name="Standard"/>
      <text:p text:style-name="Standard">Ces deux réels, réel trivial et réel imaginaire sont étroitement liés. L'un ne peut exister sans l'autre.Le <text:date style:data-style-name="N37" text:date-value="2010-09-24T10:21:48" text:fixed="true">24/09/10</text:date> Montpellier La joie de vivre</text:p>
      <text:p text:style-name="Standard">C'est cette joie qui va lui permettre de s'évader des secteurs où la société de consommation semble parfois se pétrifier et par voie de conséquence le pétrifier. Pour cela il faut qu'il sente qu'il peut bien faire ce qu'il désire faire. Et il pense intuitivement que l'outil informatique va lui faciliter cette tâche. Dans un monde de communication audiovisuelle sursaturée, il veut tout connaître et vivre ! </text:p>
      <text:p text:style-name="Standard">Il convient, avant d'entrer dans le vif de notre sujet, de rappeler que la science moderne, à la suite de nos ancien, les grecs, fait une claire distinction entre la "réel" et le "réel", disons mieux les "réels". La réalité c'est la totalité ultime, y compris l'essence même de toutes choses, que nous ne pourrons jamais connaître en entier. Mais nous pouvons nous en approcher en étudiant le "réel", c'est-à-dire ce que nous sommes capables de percevoir directement ou par le truchement de nos instruments d'observation ou de mesure</text:p>
      <table:table table:name="Tableau5" table:style-name="Tableau5">
        <table:table-column table:style-name="Tableau5.A"/>
        <table:table-column table:style-name="Tableau5.B"/>
        <table:table-row>
          <table:table-cell table:style-name="Tableau5.A1" office:value-type="string">
            <text:p text:style-name="Table_20_Contents">Ce réel des physiciens, appelons le, réel trivial, le réel de tous les jours.</text:p>
          </table:table-cell>
          <table:table-cell table:style-name="Tableau5.B1" office:value-type="string">
            <text:p text:style-name="Table_20_Contents">Mais il y a un autre réel que la science étudie , un réel abstrait, immatériel, mathématique, non local et parfois hors du temps, je nommerai réel imaginaire.</text:p>
          </table:table-cell>
        </table:table-row>
      </table:table>
      <text:p text:style-name="Standard"/>
      <text:p text:style-name="Standard">Ces deux réels, réel trivial et réel imaginaire sont étroitement liés. L'un ne peut exister sans l'au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Bitstream Vera Sans Mono" svg:font-family="'Bitstream Vera Sans Mono'" style:font-adornments="Oblique"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Header">FLIN102 TP_TT1</text:p>
      </style:header>
      <style:footer>
        <text:p text:style-name="Footer"><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10-09-24T10:03:32</meta:creation-date>
    <dc:date>2010-09-24T10:25:55</dc:date>
    <meta:editing-cycles>4</meta:editing-cycles>
    <meta:editing-duration>PT22M13S</meta:editing-duration>
    <meta:user-defined meta:name="Info 1"/>
    <meta:user-defined meta:name="Info 2"/>
    <meta:user-defined meta:name="Info 3"/>
    <meta:user-defined meta:name="Info 4"/>
    <meta:document-statistic meta:table-count="5" meta:image-count="0" meta:object-count="0" meta:page-count="2" meta:paragraph-count="28" meta:word-count="1104" meta:character-count="6592"/>
  </office:meta>
</office:document-meta>
</file>